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font-weight="bold" officeooo:rsid="0005175c" officeooo:paragraph-rsid="0005175c" style:font-weight-asian="bold" style:font-weight-complex="bold"/>
    </style:style>
    <style:style style:name="P3" style:family="paragraph" style:parent-style-name="Text_20_body">
      <style:text-properties officeooo:rsid="0005175c" officeooo:paragraph-rsid="0005175c"/>
    </style:style>
    <style:style style:name="P4" style:family="paragraph" style:parent-style-name="Preformatted_20_Text">
      <style:text-properties officeooo:rsid="0006990c"/>
    </style:style>
    <style:style style:name="P5" style:family="paragraph" style:parent-style-name="Preformatted_20_Text">
      <style:text-properties officeooo:rsid="0006990c" officeooo:paragraph-rsid="0006990c"/>
    </style:style>
    <style:style style:name="P6" style:family="paragraph" style:parent-style-name="Heading_20_1">
      <style:text-properties fo:font-weight="normal" style:font-weight-asian="normal" style:font-weight-complex="normal"/>
    </style:style>
    <style:style style:name="P7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officeooo:rsid="0005175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99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/>
      <text:h text:style-name="P7" text:outline-level="1">Przykład 2 </text:h>
      <text:p text:style-name="P3"><text:span text:style-name="T2">Sprawdzenie ochrony celi</text:span></text:p>
      <text:p text:style-name="P3"><text:span text:style-name="T2"/></text:p>
      <text:p text:style-name="Preformatted_20_Text">plan_wrapper <text:s text:c="2"/>poziom <text:s text:c="2"/>0 <text:s text:c="2"/>klauzula <text:s text:c="2"/>1</text:p>
      <text:p text:style-name="Preformatted_20_Text">wywołanie <text:s text:c="2"/>plan</text:p>
      <text:p text:style-name="Preformatted_20_Text"/>
      <text:p text:style-name="Preformatted_20_Text"/>
      <text:p text:style-name="P1">Opis algorytmu w przykładzie nr. 1.</text:p>
      <text:p text:style-name="P2">Przebieg analogiczny</text:p>
      <text:p text:style-name="Preformatted_20_Text"/>
      <text:p text:style-name="Preformatted_20_Text"/>
      <text:p text:style-name="Preformatted_20_Text">plan <text:s text:c="2"/>poziom <text:s text:c="2"/>0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a),clear(e),clear(d),clear(f),clear(g)]</text:p>
      <text:p text:style-name="Preformatted_20_Text">AchievedGoals=[clear(a),clear(d)]</text:p>
      <text:p text:style-name="Preformatted_20_Text">Limit=3</text:p>
      <text:p text:style-name="Preformatted_20_Text">RecursionLevel=0</text:p>
      <text:p text:style-name="Preformatted_20_Text"/>
      <text:p text:style-name="Preformatted_20_Text">plan <text:s text:c="2"/>poziom <text:s text:c="2"/>0 <text:s text:c="2"/>klauzula <text:s text:c="2"/>1</text:p>
      <text:p text:style-name="Preformatted_20_Text">wywołanie <text:s text:c="2"/>goals_achieved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0 <text:s text:c="2"/>klauzula <text:s text:c="2"/>2 <text:s text:c="3"/>wejœcie</text:p>
      <text:p text:style-name="Preformatted_20_Text">InitState=[on(a,b),on(b,c),on(c,p1),on(d,e),on(e,f),on(f,g),on(g,p2),clear(a),clear(d),clear(p3),clear(p4),clear(p5)]</text:p>
      <text:p text:style-name="Preformatted_20_Text">Goals=[clear(a),clear(e),clear(d),clear(f),clear(g)]</text:p>
      <text:p text:style-name="Preformatted_20_Text">AchievedGoals=[clear(a),clear(d)]</text:p>
      <text:p text:style-name="Preformatted_20_Text">Limit=3</text:p>
      <text:p text:style-name="Preformatted_20_Text">RecursionLevel=0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choose_goal</text:p>
      <text:p text:style-name="Preformatted_20_Text">Goal=clear(e)</text:p>
      <text:p text:style-name="Preformatted_20_Text">Goals=[clear(a),clear(e),clear(d),clear(f),clear(g)]</text:p>
      <text:p text:style-name="Preformatted_20_Text">RestGoals=[clear(a),clear(d),clear(f),clear(g)]</text:p>
      <text:p text:style-name="Preformatted_20_Text">InitState=[on(a,b),on(b,c),on(c,p1),on(d,e),on(e,f),on(f,g),on(g,p2),clear(a),clear(d),clear(p3),clear(p4),clear(p5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achieves</text:p>
      <text:p text:style-name="Preformatted_20_Text">Goal=clear(e)</text:p>
      <text:p text:style-name="Preformatted_20_Text">Action=move(_G1386/on(_G1386,e),e,_G1384)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requires</text:p>
      <text:p text:style-name="Preformatted_20_Text"/>
      <text:p text:style-name="Preformatted_20_Text"><text:soft-page-break/>plan <text:s text:c="2"/>poziom <text:s text:c="2"/>0 <text:s text:c="2"/>klauzula <text:s text:c="2"/>2</text:p>
      <text:p text:style-name="Preformatted_20_Text">po wykonaniu <text:s text:c="2"/>requires</text:p>
      <text:p text:style-name="Preformatted_20_Text">Action=move(_G1386/on(_G1386,e),e,_G1384)</text:p>
      <text:p text:style-name="Preformatted_20_Text">CondGoals=[clear(_G1386/on(_G1386,e))]</text:p>
      <text:p text:style-name="Preformatted_20_Text">Conditions=[clear(_G1384),safe_diff(_G1384,_G1386/on(_G1386,e)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1 <text:s text:c="3"/>wejœcie</text:p>
      <text:p text:style-name="Preformatted_20_Text">State=[on(a,b),on(b,c),on(c,p1),on(d,e),on(e,f),on(f,g),on(g,p2),clear(a),clear(d),clear(p3),clear(p4),clear(p5)]</text:p>
      <text:p text:style-name="Preformatted_20_Text">Goals=[clear(_G1386/on(_G1386,e))]</text:p>
      <text:p text:style-name="Preformatted_20_Text">AchievedGoals=[clear(a),clear(d)]</text:p>
      <text:p text:style-name="Preformatted_20_Text">Limit=0</text:p>
      <text:p text:style-name="Preformatted_20_Text">RecursionLevel=1</text:p>
      <text:p text:style-name="Preformatted_20_Text"/>
      <text:p text:style-name="Preformatted_20_Text">plan <text:s text:c="2"/>poziom <text:s text:c="2"/>1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1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plan</text:p>
      <text:p text:style-name="Preformatted_20_Text">InitState=[on(a,b),on(b,c),on(c,p1),on(d,e),on(e,f),on(f,g),on(g,p2),clear(a),clear(d),clear(p3),clear(p4),clear(p5)]</text:p>
      <text:p text:style-name="Preformatted_20_Text">Goals=[clear(a),clear(e),clear(d),clear(f),clear(g)]</text:p>
      <text:p text:style-name="Preformatted_20_Text">LimitPre=0</text:p>
      <text:p text:style-name="Preformatted_20_Text">RecursionLevel=0</text:p>
      <text:p text:style-name="Preformatted_20_Text">State1=[on(a,b),on(b,c),on(c,p1),on(d,e),on(e,f),on(f,g),on(g,p2),clear(a),clear(d),clear(p3),clear(p4),clear(p5)]</text:p>
      <text:p text:style-name="Preformatted_20_Text">PrePlan=[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inst_action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inst_action</text:p>
      <text:p text:style-name="Preformatted_20_Text">Action=move(d/on(d,e),e,a)</text:p>
      <text:p text:style-name="Preformatted_20_Text">Conditions=[clear(a),safe_diff(a,d/on(d,e))]</text:p>
      <text:p text:style-name="Preformatted_20_Text">State1=[on(a,b),on(b,c),on(c,p1),on(d,e),on(e,f),on(f,g),on(g,p2),clear(a),clear(d),clear(p3),clear(p4),clear(p5)]</text:p>
      <text:p text:style-name="Preformatted_20_Text">InstAction=move(d,e,a)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check_action</text:p>
      <text:p text:style-name="Preformatted_20_Text"/>
      <text:p text:style-name="P1">Algorytm wykrył, że akcja przesunięcia klocka d na klocek a zniszczyłaby pierwszy zadany cel (spełniony w stanie początkowym) czyli clear(a)</text:p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d,e,a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chosen action would destroy goal</text:p>
      <text:p text:style-name="Preformatted_20_Text"><text:soft-page-break/></text:p>
      <text:p text:style-name="P1">Wystąpił nawrót do ostatniego momentu wyboru miejsca na postawienie kloc<text:span text:style-name="T1">k</text:span>a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inst_action</text:p>
      <text:p text:style-name="Preformatted_20_Text">Action=move(d/on(d,e),e,p3)</text:p>
      <text:p text:style-name="Preformatted_20_Text">Conditions=[clear(p3),safe_diff(p3,d/on(d,e))]</text:p>
      <text:p text:style-name="Preformatted_20_Text">State1=[on(a,b),on(b,c),on(c,p1),on(d,e),on(e,f),on(f,g),on(g,p2),clear(a),clear(d),clear(p3),clear(p4),clear(p5)]</text:p>
      <text:p text:style-name="Preformatted_20_Text">InstAction=move(d,e,p3)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check_action</text:p>
      <text:p text:style-name="Preformatted_20_Text"/>
      <text:p text:style-name="P1">Sprawdzenie czy nie niszczymy ce<text:span text:style-name="T1">l</text:span>u clear(a) 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d,e,p3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1">oraz clear(d)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d,e,p3)</text:p>
      <text:p text:style-name="Preformatted_20_Text">Goal=clear(d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1">Sukces! Akcja nie niszczy celi wiec wywołujemy ją 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check_action</text:p>
      <text:p text:style-name="Preformatted_20_Text">result=true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erform_action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perform_action</text:p>
      <text:p text:style-name="Preformatted_20_Text">State1=[on(a,b),on(b,c),on(c,p1),on(d,e),on(e,f),on(f,g),on(g,p2),clear(a),clear(d),clear(p3),clear(p4),clear(p5)]</text:p>
      <text:p text:style-name="Preformatted_20_Text">InstAction=move(d,e,p3)</text:p>
      <text:p text:style-name="Preformatted_20_Text">State2=[on(d,p3),clear(e),on(a,b),on(b,c),on(c,p1),on(e,f),on(f,g),on(g,p2),clear(a),clear(d),clear(p4),clear(p5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1 <text:s text:c="3"/>wejœcie</text:p>
      <text:p text:style-name="Preformatted_20_Text">State=[on(d,p3),clear(e),on(a,b),on(b,c),on(c,p1),on(e,f),on(f,g),on(g,p2),clear(a),clear(d),clear(p4),clear(p5)]</text:p>
      <text:p text:style-name="Preformatted_20_Text">Goals=[clear(a),clear(d),clear(f),clear(g)]</text:p>
      <text:p text:style-name="Preformatted_20_Text">AchievedGoals=[clear(e),clear(a),clear(d)]</text:p>
      <text:p text:style-name="Preformatted_20_Text">Limit=2</text:p>
      <text:p text:style-name="Preformatted_20_Text"><text:soft-page-break/>RecursionLevel=1</text:p>
      <text:p text:style-name="Preformatted_20_Text"/>
      <text:p text:style-name="Preformatted_20_Text">plan <text:s text:c="2"/>poziom <text:s text:c="2"/>1 <text:s text:c="2"/>klauzula <text:s text:c="2"/>1</text:p>
      <text:p text:style-name="Preformatted_20_Text">wywołanie <text:s text:c="2"/>goals_achieved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1 <text:s text:c="2"/>klauzula <text:s text:c="2"/>2 <text:s text:c="3"/>wejœcie</text:p>
      <text:p text:style-name="Preformatted_20_Text">InitState=[on(d,p3),clear(e),on(a,b),on(b,c),on(c,p1),on(e,f),on(f,g),on(g,p2),clear(a),clear(d),clear(p4),clear(p5)]</text:p>
      <text:p text:style-name="Preformatted_20_Text">Goals=[clear(a),clear(d),clear(f),clear(g)]</text:p>
      <text:p text:style-name="Preformatted_20_Text">AchievedGoals=[clear(e),clear(a),clear(d)]</text:p>
      <text:p text:style-name="Preformatted_20_Text">Limit=2</text:p>
      <text:p text:style-name="Preformatted_20_Text">RecursionLevel=1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choose_goal</text:p>
      <text:p text:style-name="Preformatted_20_Text">Goal=clear(f)</text:p>
      <text:p text:style-name="Preformatted_20_Text">Goals=[clear(a),clear(d),clear(f),clear(g)]</text:p>
      <text:p text:style-name="Preformatted_20_Text">RestGoals=[clear(a),clear(d),clear(g)]</text:p>
      <text:p text:style-name="Preformatted_20_Text">InitState=[on(d,p3),clear(e),on(a,b),on(b,c),on(c,p1),on(e,f),on(f,g),on(g,p2),clear(a),clear(d),clear(p4),clear(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achieves</text:p>
      <text:p text:style-name="Preformatted_20_Text">Goal=clear(f)</text:p>
      <text:p text:style-name="Preformatted_20_Text">Action=move(_G1798/on(_G1798,f),f,_G1796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requires</text:p>
      <text:p text:style-name="Preformatted_20_Text">Action=move(_G1798/on(_G1798,f),f,_G1796)</text:p>
      <text:p text:style-name="Preformatted_20_Text">CondGoals=[clear(_G1798/on(_G1798,f))]</text:p>
      <text:p text:style-name="Preformatted_20_Text">Conditions=[clear(_G1796),safe_diff(_G1796,_G1798/on(_G1798,f)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1 <text:s text:c="3"/>wejœcie</text:p>
      <text:p text:style-name="Preformatted_20_Text">State=[on(d,p3),clear(e),on(a,b),on(b,c),on(c,p1),on(e,f),on(f,g),on(g,p2),clear(a),clear(d),clear(p4),clear(p5)]</text:p>
      <text:p text:style-name="Preformatted_20_Text">Goals=[clear(_G1798/on(_G1798,f))]</text:p>
      <text:p text:style-name="Preformatted_20_Text">AchievedGoals=[clear(e),clear(a),clear(d)]</text:p>
      <text:p text:style-name="Preformatted_20_Text">Limit=0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<text:soft-page-break/>po wykonaniu <text:s text:c="2"/>plan</text:p>
      <text:p text:style-name="Preformatted_20_Text">InitState=[on(d,p3),clear(e),on(a,b),on(b,c),on(c,p1),on(e,f),on(f,g),on(g,p2),clear(a),clear(d),clear(p4),clear(p5)]</text:p>
      <text:p text:style-name="Preformatted_20_Text">Goals=[clear(a),clear(d),clear(f),clear(g)]</text:p>
      <text:p text:style-name="Preformatted_20_Text">LimitPre=0</text:p>
      <text:p text:style-name="Preformatted_20_Text">RecursionLevel=1</text:p>
      <text:p text:style-name="Preformatted_20_Text">State1=[on(d,p3),clear(e),on(a,b),on(b,c),on(c,p1),on(e,f),on(f,g),on(g,p2),clear(a),clear(d),clear(p4),clear(p5)]</text:p>
      <text:p text:style-name="Preformatted_20_Text">PrePlan=[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inst_action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inst_action</text:p>
      <text:p text:style-name="Preformatted_20_Text">Action=move(e/on(e,f),f,a)</text:p>
      <text:p text:style-name="Preformatted_20_Text">Conditions=[clear(a),safe_diff(a,e/on(e,f))]</text:p>
      <text:p text:style-name="Preformatted_20_Text">State1=[on(d,p3),clear(e),on(a,b),on(b,c),on(c,p1),on(e,f),on(f,g),on(g,p2),clear(a),clear(d),clear(p4),clear(p5)]</text:p>
      <text:p text:style-name="Preformatted_20_Text">InstAction=move(e,f,a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eck_action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e,f,a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1">Analogiczny przypadek. Sprawdzamy, że akcja przeniesienia kloca e z miejsca f na a zniszczyłaby spełniony cel clear(a). 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e,f,a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chosen action would destroy goal</text:p>
      <text:p text:style-name="Preformatted_20_Text"/>
      <text:p text:style-name="P1">Dlatego następuje nawrót do ostatniego punktu wyboru.</text:p>
      <text:p text:style-name="P1"/>
      <text:p text:style-name="Preformatted_20_Text">plan <text:s text:c="2"/>poziom <text:s text:c="2"/>1 <text:s text:c="2"/>klauzula <text:s text:c="2"/>2</text:p>
      <text:p text:style-name="Preformatted_20_Text">po wykonaniu <text:s text:c="2"/>inst_action</text:p>
      <text:p text:style-name="Preformatted_20_Text">Action=move(e/on(e,f),f,d)</text:p>
      <text:p text:style-name="Preformatted_20_Text">Conditions=[clear(d),safe_diff(d,e/on(e,f))]</text:p>
      <text:p text:style-name="Preformatted_20_Text">State1=[on(d,p3),clear(e),on(a,b),on(b,c),on(c,p1),on(e,f),on(f,g),on(g,p2),clear(a),clear(d),clear(p4),clear(p5)]</text:p>
      <text:p text:style-name="Preformatted_20_Text">InstAction=move(e,f,d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eck_action</text:p>
      <text:p text:style-name="Preformatted_20_Text"/>
      <text:p text:style-name="Preformatted_20_Text"/>
      <text:p text:style-name="Preformatted_20_Text"/>
      <text:p text:style-name="Preformatted_20_Text"><text:soft-page-break/>check_action <text:s text:c="2"/>poziom <text:s text:c="2"/>-1 <text:s text:c="2"/>klauzula <text:s text:c="2"/>2 <text:s text:c="3"/>wejœcie</text:p>
      <text:p text:style-name="Preformatted_20_Text">InstAction=move(e,f,d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e,f,d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1">Został wybrany klocek d, na który można położyć e ale też zniszczyłby wcześniej spełniony cel clear(d).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e,f,d)</text:p>
      <text:p text:style-name="Preformatted_20_Text">Goal=clear(d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chosen action would destroy goal</text:p>
      <text:p text:style-name="Preformatted_20_Text"/>
      <text:p text:style-name="P1">Nawrót.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inst_action</text:p>
      <text:p text:style-name="Preformatted_20_Text">Action=move(e/on(e,f),f,p4)</text:p>
      <text:p text:style-name="Preformatted_20_Text">Conditions=[clear(p4),safe_diff(p4,e/on(e,f))]</text:p>
      <text:p text:style-name="Preformatted_20_Text">State1=[on(d,p3),clear(e),on(a,b),on(b,c),on(c,p1),on(e,f),on(f,g),on(g,p2),clear(a),clear(d),clear(p4),clear(p5)]</text:p>
      <text:p text:style-name="Preformatted_20_Text">InstAction=move(e,f,p4)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check_action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e,f,p4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e,f,p4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<text:soft-page-break/>check_action <text:s text:c="2"/>poziom <text:s text:c="2"/>-1 <text:s text:c="2"/>klauzula <text:s text:c="2"/>2 <text:s text:c="3"/>wejœcie</text:p>
      <text:p text:style-name="Preformatted_20_Text">InstAction=move(e,f,p4)</text:p>
      <text:p text:style-name="Preformatted_20_Text">Goal=clear(d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check_action</text:p>
      <text:p text:style-name="Preformatted_20_Text">result=true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erform_action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perform_action</text:p>
      <text:p text:style-name="Preformatted_20_Text">State1=[on(d,p3),clear(e),on(a,b),on(b,c),on(c,p1),on(e,f),on(f,g),on(g,p2),clear(a),clear(d),clear(p4),clear(p5)]</text:p>
      <text:p text:style-name="Preformatted_20_Text">InstAction=move(e,f,p4)</text:p>
      <text:p text:style-name="Preformatted_20_Text">State2=[on(e,p4),clear(f),on(d,p3),clear(e),on(a,b),on(b,c),on(c,p1),on(f,g),on(g,p2),clear(a),clear(d),clear(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1 <text:s text:c="3"/>wejœcie</text:p>
      <text:p text:style-name="Preformatted_20_Text">State=[on(e,p4),clear(f),on(d,p3),clear(e),on(a,b),on(b,c),on(c,p1),on(f,g),on(g,p2),clear(a),clear(d),clear(p5)]</text:p>
      <text:p text:style-name="Preformatted_20_Text">Goals=[clear(a),clear(d),clear(g)]</text:p>
      <text:p text:style-name="Preformatted_20_Text">AchievedGoals=[clear(f),clear(e),clear(a),clear(d)]</text:p>
      <text:p text:style-name="Preformatted_20_Text">Limit=1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1</text:p>
      <text:p text:style-name="Preformatted_20_Text">wywołanie <text:s text:c="2"/>goals_achieved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2 <text:s text:c="2"/>klauzula <text:s text:c="2"/>2 <text:s text:c="3"/>wejœcie</text:p>
      <text:p text:style-name="Preformatted_20_Text">InitState=[on(e,p4),clear(f),on(d,p3),clear(e),on(a,b),on(b,c),on(c,p1),on(f,g),on(g,p2),clear(a),clear(d),clear(p5)]</text:p>
      <text:p text:style-name="Preformatted_20_Text">Goals=[clear(a),clear(d),clear(g)]</text:p>
      <text:p text:style-name="Preformatted_20_Text">AchievedGoals=[clear(f),clear(e),clear(a),clear(d)]</text:p>
      <text:p text:style-name="Preformatted_20_Text">Limit=1</text:p>
      <text:p text:style-name="Preformatted_20_Text">RecursionLevel=2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oose_goal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choose_goal</text:p>
      <text:p text:style-name="Preformatted_20_Text">Goal=clear(g)</text:p>
      <text:p text:style-name="Preformatted_20_Text">Goals=[clear(a),clear(d),clear(g)]</text:p>
      <text:p text:style-name="Preformatted_20_Text">RestGoals=[clear(a),clear(d)]</text:p>
      <text:p text:style-name="Preformatted_20_Text">InitState=[on(e,p4),clear(f),on(d,p3),clear(e),on(a,b),on(b,c),on(c,p1),on(f,g),on(g,p2),clear(a),clear(d),clear(p5)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achieves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achieves</text:p>
      <text:p text:style-name="Preformatted_20_Text"><text:soft-page-break/>Goal=clear(g)</text:p>
      <text:p text:style-name="Preformatted_20_Text">Action=move(_G2228/on(_G2228,g),g,_G2226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requires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requires</text:p>
      <text:p text:style-name="Preformatted_20_Text">Action=move(_G2228/on(_G2228,g),g,_G2226)</text:p>
      <text:p text:style-name="Preformatted_20_Text">CondGoals=[clear(_G2228/on(_G2228,g))]</text:p>
      <text:p text:style-name="Preformatted_20_Text">Conditions=[clear(_G2226),safe_diff(_G2226,_G2228/on(_G2228,g))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3 <text:s text:c="2"/>klauzula <text:s text:c="2"/>1 <text:s text:c="3"/>wejœcie</text:p>
      <text:p text:style-name="Preformatted_20_Text">State=[on(e,p4),clear(f),on(d,p3),clear(e),on(a,b),on(b,c),on(c,p1),on(f,g),on(g,p2),clear(a),clear(d),clear(p5)]</text:p>
      <text:p text:style-name="Preformatted_20_Text">Goals=[clear(_G2228/on(_G2228,g))]</text:p>
      <text:p text:style-name="Preformatted_20_Text">AchievedGoals=[clear(f),clear(e),clear(a),clear(d)]</text:p>
      <text:p text:style-name="Preformatted_20_Text">Limit=0</text:p>
      <text:p text:style-name="Preformatted_20_Text">RecursionLevel=3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plan</text:p>
      <text:p text:style-name="Preformatted_20_Text">InitState=[on(e,p4),clear(f),on(d,p3),clear(e),on(a,b),on(b,c),on(c,p1),on(f,g),on(g,p2),clear(a),clear(d),clear(p5)]</text:p>
      <text:p text:style-name="Preformatted_20_Text">Goals=[clear(a),clear(d),clear(g)]</text:p>
      <text:p text:style-name="Preformatted_20_Text">LimitPre=0</text:p>
      <text:p text:style-name="Preformatted_20_Text">RecursionLevel=2</text:p>
      <text:p text:style-name="Preformatted_20_Text">State1=[on(e,p4),clear(f),on(d,p3),clear(e),on(a,b),on(b,c),on(c,p1),on(f,g),on(g,p2),clear(a),clear(d),clear(p5)]</text:p>
      <text:p text:style-name="Preformatted_20_Text">PrePlan=[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inst_action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inst_action</text:p>
      <text:p text:style-name="Preformatted_20_Text">Action=move(f/on(f,g),g,e)</text:p>
      <text:p text:style-name="Preformatted_20_Text">Conditions=[clear(e),safe_diff(e,f/on(f,g))]</text:p>
      <text:p text:style-name="Preformatted_20_Text">State1=[on(e,p4),clear(f),on(d,p3),clear(e),on(a,b),on(b,c),on(c,p1),on(f,g),on(g,p2),clear(a),clear(d),clear(p5)]</text:p>
      <text:p text:style-name="Preformatted_20_Text">InstAction=move(f,g,e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eck_action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e)</text:p>
      <text:p text:style-name="Preformatted_20_Text">Goal=clear(f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<text:soft-page-break/>wywołanie <text:s text:c="2"/>action_destroys_goal</text:p>
      <text:p text:style-name="Preformatted_20_Text"/>
      <text:p text:style-name="P1">Próba przeniesienia klocka f na e, niszczy cel clear(e).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e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chosen action would destroy goal</text:p>
      <text:p text:style-name="Preformatted_20_Text"/>
      <text:p text:style-name="P1">Nawrót.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inst_action</text:p>
      <text:p text:style-name="Preformatted_20_Text">Action=move(f/on(f,g),g,a)</text:p>
      <text:p text:style-name="Preformatted_20_Text">Conditions=[clear(a),safe_diff(a,f/on(f,g))]</text:p>
      <text:p text:style-name="Preformatted_20_Text">State1=[on(e,p4),clear(f),on(d,p3),clear(e),on(a,b),on(b,c),on(c,p1),on(f,g),on(g,p2),clear(a),clear(d),clear(p5)]</text:p>
      <text:p text:style-name="Preformatted_20_Text">InstAction=move(f,g,a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eck_action</text:p>
      <text:p text:style-name="Preformatted_20_Text"/>
      <text:p text:style-name="P1">A<text:span text:style-name="T3">nal</text:span>ogiczna próba przeniesienia na a.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a)</text:p>
      <text:p text:style-name="Preformatted_20_Text">Goal=clear(f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a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a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chosen action would destroy goal</text:p>
      <text:p text:style-name="Preformatted_20_Text"/>
      <text:p text:style-name="P1">Nawrót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inst_action</text:p>
      <text:p text:style-name="Preformatted_20_Text">Action=move(f/on(f,g),g,d)</text:p>
      <text:p text:style-name="Preformatted_20_Text">Conditions=[clear(d),safe_diff(d,f/on(f,g))]</text:p>
      <text:p text:style-name="Preformatted_20_Text">State1=[on(e,p4),clear(f),on(d,p3),clear(e),on(a,b),on(b,c),on(c,p1),on(f,g),on(<text:soft-page-break/>g,p2),clear(a),clear(d),clear(p5)]</text:p>
      <text:p text:style-name="Preformatted_20_Text">InstAction=move(f,g,d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eck_action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d)</text:p>
      <text:p text:style-name="Preformatted_20_Text">Goal=clear(f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d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d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1">A<text:span text:style-name="T3">nal</text:span>ogiczna próba przeniesienia na d.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d)</text:p>
      <text:p text:style-name="Preformatted_20_Text">Goal=clear(d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chosen action would destroy goal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inst_action</text:p>
      <text:p text:style-name="Preformatted_20_Text">Action=move(f/on(f,g),g,p5)</text:p>
      <text:p text:style-name="Preformatted_20_Text">Conditions=[clear(p5),safe_diff(p5,f/on(f,g))]</text:p>
      <text:p text:style-name="Preformatted_20_Text">State1=[on(e,p4),clear(f),on(d,p3),clear(e),on(a,b),on(b,c),on(c,p1),on(f,g),on(g,p2),clear(a),clear(d),clear(p5)]</text:p>
      <text:p text:style-name="Preformatted_20_Text">InstAction=move(f,g,p5)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check_action</text:p>
      <text:p text:style-name="Preformatted_20_Text"/>
      <text:p text:style-name="P1">Próba przeniesienia na p5 – udana.</text:p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p5)</text:p>
      <text:p text:style-name="Preformatted_20_Text">Goal=clear(f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><text:soft-page-break/></text:p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p5)</text:p>
      <text:p text:style-name="Preformatted_20_Text">Goal=clear(e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p5)</text:p>
      <text:p text:style-name="Preformatted_20_Text">Goal=clear(a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/>
      <text:p text:style-name="Preformatted_20_Text"/>
      <text:p text:style-name="Preformatted_20_Text">check_action <text:s text:c="2"/>poziom <text:s text:c="2"/>-1 <text:s text:c="2"/>klauzula <text:s text:c="2"/>2 <text:s text:c="3"/>wejœcie</text:p>
      <text:p text:style-name="Preformatted_20_Text">InstAction=move(f,g,p5)</text:p>
      <text:p text:style-name="Preformatted_20_Text">Goal=clear(d)</text:p>
      <text:p text:style-name="Preformatted_20_Text"/>
      <text:p text:style-name="Preformatted_20_Text">check_action <text:s text:c="2"/>poziom <text:s text:c="2"/>-1 <text:s text:c="2"/>klauzula <text:s text:c="2"/>2</text:p>
      <text:p text:style-name="Preformatted_20_Text">wywołanie <text:s text:c="2"/>action_destroys_goal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check_action</text:p>
      <text:p text:style-name="Preformatted_20_Text">result=true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perform_action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perform_action</text:p>
      <text:p text:style-name="Preformatted_20_Text">State1=[on(e,p4),clear(f),on(d,p3),clear(e),on(a,b),on(b,c),on(c,p1),on(f,g),on(g,p2),clear(a),clear(d),clear(p5)]</text:p>
      <text:p text:style-name="Preformatted_20_Text">InstAction=move(f,g,p5)</text:p>
      <text:p text:style-name="Preformatted_20_Text">State2=[on(f,p5),clear(g),on(e,p4),clear(f),on(d,p3),clear(e),on(a,b),on(b,c),on(c,p1),on(g,p2),clear(a),clear(d)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wywołanie <text:s text:c="2"/>plan</text:p>
      <text:p text:style-name="Preformatted_20_Text"/>
      <text:p text:style-name="Preformatted_20_Text"/>
      <text:p text:style-name="Preformatted_20_Text"/>
      <text:p text:style-name="Preformatted_20_Text">plan <text:s text:c="2"/>poziom <text:s text:c="2"/>3 <text:s text:c="2"/>klauzula <text:s text:c="2"/>1 <text:s text:c="3"/>wejœcie</text:p>
      <text:p text:style-name="Preformatted_20_Text">State=[on(f,p5),clear(g),on(e,p4),clear(f),on(d,p3),clear(e),on(a,b),on(b,c),on(c,p1),on(g,p2),clear(a),clear(d)]</text:p>
      <text:p text:style-name="Preformatted_20_Text">Goals=[clear(a),clear(d)]</text:p>
      <text:p text:style-name="Preformatted_20_Text">AchievedGoals=[clear(g),clear(f),clear(e),clear(a),clear(d)]</text:p>
      <text:p text:style-name="Preformatted_20_Text">Limit=0</text:p>
      <text:p text:style-name="Preformatted_20_Text">RecursionLevel=3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wywołanie <text:s text:c="2"/>goals_achieved</text:p>
      <text:p text:style-name="Preformatted_20_Text"/>
      <text:p text:style-name="Preformatted_20_Text">plan <text:s text:c="2"/>poziom <text:s text:c="2"/>3 <text:s text:c="2"/>klauzula <text:s text:c="2"/>1</text:p>
      <text:p text:style-name="Preformatted_20_Text">po wykonaniu <text:s text:c="2"/>goals_achieved</text:p>
      <text:p text:style-name="Preformatted_20_Text">result=true</text:p>
      <text:p text:style-name="Preformatted_20_Text"/>
      <text:p text:style-name="Preformatted_20_Text"/>
      <text:p text:style-name="P1"><text:soft-page-break/>W tym momencie wszystkie cele zostały spełnione I następuje konkatenacja wybranych akcji w plan.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po wykonaniu <text:s text:c="2"/>plan</text:p>
      <text:p text:style-name="Preformatted_20_Text">State2=[on(f,p5),clear(g),on(e,p4),clear(f),on(d,p3),clear(e),on(a,b),on(b,c),on(c,p1),on(g,p2),clear(a),clear(d)]</text:p>
      <text:p text:style-name="Preformatted_20_Text">RestGoals=[clear(a),clear(d)]</text:p>
      <text:p text:style-name="Preformatted_20_Text">LimitPost=0</text:p>
      <text:p text:style-name="Preformatted_20_Text">RecursionLevel=2</text:p>
      <text:p text:style-name="Preformatted_20_Text">FinalState=[on(f,p5),clear(g),on(e,p4),clear(f),on(d,p3),clear(e),on(a,b),on(b,c),on(c,p1),on(g,p2),clear(a),clear(d)]</text:p>
      <text:p text:style-name="Preformatted_20_Text">PostPlan=[]</text:p>
      <text:p text:style-name="Preformatted_20_Text"/>
      <text:p text:style-name="Preformatted_20_Text">plan <text:s text:c="2"/>poziom <text:s text:c="2"/>2 <text:s text:c="2"/>klauzula <text:s text:c="2"/>2</text:p>
      <text:p text:style-name="Preformatted_20_Text">KONIEC WYKONANIA NA POZIOMIE <text:s/>2</text:p>
      <text:p text:style-name="Preformatted_20_Text">InitState=[on(e,p4),clear(f),on(d,p3),clear(e),on(a,b),on(b,c),on(c,p1),on(f,g),on(g,p2),clear(a),clear(d),clear(p5)]</text:p>
      <text:p text:style-name="Preformatted_20_Text">Goals=[clear(a),clear(d),clear(g)]</text:p>
      <text:p text:style-name="Preformatted_20_Text">Limit=1</text:p>
      <text:p text:style-name="Preformatted_20_Text">RecursionLevel=2</text:p>
      <text:p text:style-name="Preformatted_20_Text">FinalState=[on(f,p5),clear(g),on(e,p4),clear(f),on(d,p3),clear(e),on(a,b),on(b,c),on(c,p1),on(g,p2),clear(a),clear(d)]</text:p>
      <text:p text:style-name="Preformatted_20_Text">Plan=[move(f,g,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po wykonaniu <text:s text:c="2"/>plan</text:p>
      <text:p text:style-name="Preformatted_20_Text">State2=[on(e,p4),clear(f),on(d,p3),clear(e),on(a,b),on(b,c),on(c,p1),on(f,g),on(g,p2),clear(a),clear(d),clear(p5)]</text:p>
      <text:p text:style-name="Preformatted_20_Text">RestGoals=[clear(a),clear(d),clear(g)]</text:p>
      <text:p text:style-name="Preformatted_20_Text">LimitPost=1</text:p>
      <text:p text:style-name="Preformatted_20_Text">RecursionLevel=1</text:p>
      <text:p text:style-name="Preformatted_20_Text">FinalState=[on(f,p5),clear(g),on(e,p4),clear(f),on(d,p3),clear(e),on(a,b),on(b,c),on(c,p1),on(g,p2),clear(a),clear(d)]</text:p>
      <text:p text:style-name="Preformatted_20_Text">PostPlan=[move(f,g,p5)]</text:p>
      <text:p text:style-name="Preformatted_20_Text"/>
      <text:p text:style-name="Preformatted_20_Text">plan <text:s text:c="2"/>poziom <text:s text:c="2"/>1 <text:s text:c="2"/>klauzula <text:s text:c="2"/>2</text:p>
      <text:p text:style-name="Preformatted_20_Text">KONIEC WYKONANIA NA POZIOMIE <text:s/>1</text:p>
      <text:p text:style-name="Preformatted_20_Text">InitState=[on(d,p3),clear(e),on(a,b),on(b,c),on(c,p1),on(e,f),on(f,g),on(g,p2),clear(a),clear(d),clear(p4),clear(p5)]</text:p>
      <text:p text:style-name="Preformatted_20_Text">Goals=[clear(a),clear(d),clear(f),clear(g)]</text:p>
      <text:p text:style-name="Preformatted_20_Text">Limit=2</text:p>
      <text:p text:style-name="Preformatted_20_Text">RecursionLevel=1</text:p>
      <text:p text:style-name="Preformatted_20_Text">FinalState=[on(f,p5),clear(g),on(e,p4),clear(f),on(d,p3),clear(e),on(a,b),on(b,c),on(c,p1),on(g,p2),clear(a),clear(d)]</text:p>
      <text:p text:style-name="Preformatted_20_Text">Plan=[move(e,f,p4),move(f,g,p5)]</text:p>
      <text:p text:style-name="Preformatted_20_Text"/>
      <text:p text:style-name="Preformatted_20_Text">KONIEC ŒLEDZENIA <text:s/>plan</text:p>
      <text:p text:style-name="Preformatted_20_Text"/>
      <text:p text:style-name="Preformatted_20_Text"/>
      <text:p text:style-name="Preformatted_20_Text">plan <text:s text:c="2"/>poziom <text:s text:c="2"/>0 <text:s text:c="2"/>klauzula <text:s text:c="2"/>2</text:p>
      <text:p text:style-name="Preformatted_20_Text">po wykonaniu <text:s text:c="2"/>plan</text:p>
      <text:p text:style-name="Preformatted_20_Text">State2=[on(d,p3),clear(e),on(a,b),on(b,c),on(c,p1),on(e,f),on(f,g),on(g,p2),clear(a),clear(d),clear(p4),clear(p5)]</text:p>
      <text:p text:style-name="Preformatted_20_Text">RestGoals=[clear(a),clear(d),clear(f),clear(g)]</text:p>
      <text:p text:style-name="Preformatted_20_Text">LimitPost=2</text:p>
      <text:p text:style-name="Preformatted_20_Text">RecursionLevel=0</text:p>
      <text:p text:style-name="Preformatted_20_Text">FinalState=[on(f,p5),clear(g),on(e,p4),clear(f),on(d,p3),clear(e),on(a,b),on(b,c),on(c,p1),on(g,p2),clear(a),clear(d)]</text:p>
      <text:p text:style-name="Preformatted_20_Text">PostPlan=[move(e,f,p4),move(f,g,p5)]</text:p>
      <text:p text:style-name="Preformatted_20_Text"/>
      <text:p text:style-name="Preformatted_20_Text">plan <text:s text:c="2"/>poziom <text:s text:c="2"/>0 <text:s text:c="2"/>klauzula <text:s text:c="2"/>2</text:p>
      <text:p text:style-name="Preformatted_20_Text"><text:soft-page-break/>KONIEC WYKONANIA NA POZIOMIE <text:s/>0</text:p>
      <text:p text:style-name="Preformatted_20_Text">InitState=[on(a,b),on(b,c),on(c,p1),on(d,e),on(e,f),on(f,g),on(g,p2),clear(a),clear(d),clear(p3),clear(p4),clear(p5)]</text:p>
      <text:p text:style-name="Preformatted_20_Text">Goals=[clear(a),clear(e),clear(d),clear(f),clear(g)]</text:p>
      <text:p text:style-name="Preformatted_20_Text">Limit=3</text:p>
      <text:p text:style-name="Preformatted_20_Text">RecursionLevel=0</text:p>
      <text:p text:style-name="Preformatted_20_Text">FinalState=[on(f,p5),clear(g),on(e,p4),clear(f),on(d,p3),clear(e),on(a,b),on(b,c),on(c,p1),on(g,p2),clear(a),clear(d)]</text:p>
      <text:p text:style-name="Preformatted_20_Text">Plan=[move(d,e,p3),move(e,f,p4),move(f,g,p5)]</text:p>
      <text:p text:style-name="Preformatted_20_Text"/>
      <text:p text:style-name="Preformatted_20_Text">KONIEC ŒLEDZENIA <text:s/>plan</text:p>
      <text:p text:style-name="Preformatted_20_Text"/>
      <text:p text:style-name="Preformatted_20_Text"/>
      <text:p text:style-name="Preformatted_20_Text">plan_wrapper <text:s text:c="2"/>poziom <text:s text:c="2"/>0 <text:s text:c="2"/>klauzula <text:s text:c="2"/>1</text:p>
      <text:p text:style-name="Preformatted_20_Text">po wykonaniu <text:s text:c="2"/>plan</text:p>
      <text:p text:style-name="Preformatted_20_Text">InitState=[on(a,b),on(b,c),on(c,p1),on(d,e),on(e,f),on(f,g),on(g,p2),clear(a),clear(d),clear(p3),clear(p4),clear(p5)]</text:p>
      <text:p text:style-name="Preformatted_20_Text">Goals=[clear(a),clear(e),clear(d),clear(f),clear(g)]</text:p>
      <text:p text:style-name="Preformatted_20_Text">AchievedGoals=[clear(a),clear(d)]</text:p>
      <text:p text:style-name="Preformatted_20_Text">Limit=3</text:p>
      <text:p text:style-name="Preformatted_20_Text">RecursionLevel=0</text:p>
      <text:p text:style-name="Preformatted_20_Text">FinalState=[on(f,p5),clear(g),on(e,p4),clear(f),on(d,p3),clear(e),on(a,b),on(b,c),on(c,p1),on(g,p2),clear(a),clear(d)]</text:p>
      <text:p text:style-name="Preformatted_20_Text">Plan=[move(d,e,p3),move(e,f,p4),move(f,g,p5)]</text:p>
      <text:p text:style-name="Preformatted_20_Text">Plan: [move(d,e,p3),move(e,f,p4),move(f,g,p5)]</text:p>
      <text:p text:style-name="Preformatted_20_Text">true Action?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1T19:51:44.060451036</dc:date>
    <meta:editing-duration>PT9M35S</meta:editing-duration>
    <meta:editing-cycles>2</meta:editing-cycles>
    <meta:generator>LibreOffice/6.0.5.2$MacOSX_X86_64 LibreOffice_project/54c8cbb85f300ac59db32fe8a675ff7683cd5a16</meta:generator>
    <meta:document-statistic meta:table-count="0" meta:image-count="0" meta:object-count="0" meta:page-count="13" meta:paragraph-count="502" meta:word-count="1366" meta:character-count="19188" meta:non-whitespace-character-count="16945"/>
  </office:meta>
</office:document-meta>
</file>